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64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6.26mm"/>
    </style:style>
    <style:style style:name="co5" style:family="table-column">
      <style:table-column-properties fo:break-before="auto" style:column-width="248.3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RepRapFirmware RAM usage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mory manager overhead per item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This is a guess. Could reduce it if we used our own alloc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ze of a Mutex</text:p>
          </table:table-cell>
          <table:table-cell table:formula="of:=21*4+4"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codeInputBufferSize</text:p>
          </table:table-cell>
          <table:table-cell office:value-type="float" office:value="256" calcext:value-type="float">
            <text:p>2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putBufferSize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Already reduced from 256 on SAM4 buil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CODE_LENGTH</text:p>
          </table:table-cell>
          <table:table-cell office:value-type="float" office:value="161" calcext:value-type="float">
            <text:p>161</text:p>
          </table:table-cell>
          <table:table-cell table:number-columns-repeated="3"/>
          <table:table-cell office:value-type="string" calcext:value-type="string">
            <text:p>Had to increase it to accommodate long network SSIDs and passwords in M58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ynamically allocated item type</text:p>
          </table:table-cell>
          <table:table-cell table:style-name="ce1" office:value-type="string" calcext:value-type="string">
            <text:p>Size each</text:p>
          </table:table-cell>
          <table:table-cell table:style-name="ce1" office:value-type="string" calcext:value-type="string">
            <text:p>Number of items</text:p>
          </table:table-cell>
          <table:table-cell table:style-name="ce1" office:value-type="string" calcext:value-type="string">
            <text:p>Total including overhead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putBuffer</text:p>
          </table:table-cell>
          <table:table-cell table:formula="of:=[.B6]+28" office:value-type="float" office:value="156" calcext:value-type="float">
            <text:p>156</text:p>
          </table:table-cell>
          <table:table-cell office:value-type="float" office:value="32" calcext:value-type="float">
            <text:p>32</text:p>
          </table:table-cell>
          <table:table-cell table:formula="of:=([.B11]+[.$B$3])*[.C11]" office:value-type="float" office:value="5248" calcext:value-type="float">
            <text:p>5248</text:p>
          </table:table-cell>
          <table:table-cell/>
          <table:table-cell office:value-type="string" calcext:value-type="string">
            <text:p>As the overhead is around 23 bytes per buffer, might get better value form using fewer larger buffers. As it is, it’s likely insufficient to hold a full M122 report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DA</text:p>
          </table:table-cell>
          <table:table-cell table:formula="of:=4*74" office:value-type="float" office:value="296" calcext:value-type="float">
            <text:p>296</text:p>
          </table:table-cell>
          <table:table-cell office:value-type="float" office:value="30" calcext:value-type="float">
            <text:p>30</text:p>
          </table:table-cell>
          <table:table-cell table:formula="of:=([.B12]+[.$B$3])*[.C12]" office:value-type="float" office:value="9120" calcext:value-type="float">
            <text:p>9120</text:p>
          </table:table-cell>
          <table:table-cell/>
          <table:table-cell office:value-type="string" calcext:value-type="string">
            <text:p>Could reduce by 48 bytes each = 1440 bytes total if we removed the individual DM point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M</text:p>
          </table:table-cell>
          <table:table-cell table:formula="of:=18*4" office:value-type="float" office:value="72" calcext:value-type="float">
            <text:p>72</text:p>
          </table:table-cell>
          <table:table-cell table:formula="of:=30*8" office:value-type="float" office:value="240" calcext:value-type="float">
            <text:p>240</text:p>
          </table:table-cell>
          <table:table-cell table:formula="of:=([.B13]+[.$B$3])*[.C13]" office:value-type="float" office:value="19200" calcext:value-type="float">
            <text:p>19200</text:p>
          </table:table-cell>
          <table:table-cell/>
          <table:table-cell office:value-type="string" calcext:value-type="string">
            <text:p>Intended to be enough for a 5-input Diamond hot end + XYZ for each D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workBuffer</text:p>
          </table:table-cell>
          <table:table-cell office:value-type="float" office:value="2060" calcext:value-type="float">
            <text:p>2060</text:p>
          </table:table-cell>
          <table:table-cell office:value-type="float" office:value="6" calcext:value-type="float">
            <text:p>6</text:p>
          </table:table-cell>
          <table:table-cell table:formula="of:=([.B14]+[.$B$3])*[.C14]" office:value-type="float" office:value="12408" calcext:value-type="float">
            <text:p>12408</text:p>
          </table:table-cell>
          <table:table-cell/>
          <table:table-cell office:value-type="string" calcext:value-type="string">
            <text:p>Reduced from 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codeBuffer</text:p>
          </table:table-cell>
          <table:table-cell table:formula="of:=73+[.B7]" office:value-type="float" office:value="234" calcext:value-type="float">
            <text:p>234</text:p>
          </table:table-cell>
          <table:table-cell office:value-type="float" office:value="8" calcext:value-type="float">
            <text:p>8</text:p>
          </table:table-cell>
          <table:table-cell table:formula="of:=([.B15]+[.$B$3])*[.C15]" office:value-type="float" office:value="1936" calcext:value-type="float">
            <text:p>1936</text:p>
          </table:table-cell>
          <table:table-cell/>
          <table:table-cell office:value-type="string" calcext:value-type="string">
            <text:p>Duet M has 9 (extra one for display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ularGCodeInput</text:p>
          </table:table-cell>
          <table:table-cell table:formula="of:=[.B5]+16"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formula="of:=([.B16]+[.$B$3])*[.C16]" office:value-type="float" office:value="0" calcext:value-type="float">
            <text:p>0</text:p>
          </table:table-cell>
          <table:table-cell/>
          <table:table-cell office:value-type="string" calcext:value-type="string">
            <text:p>Used only as a base for other clas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workGCodeInput</text:p>
          </table:table-cell>
          <table:table-cell table:formula="of:=[.B16]+[.B4]"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table:formula="of:=([.B17]+[.$B$3])*[.C17]" office:value-type="float" office:value="736" calcext:value-type="float">
            <text:p>7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eGCodeInput</text:p>
          </table:table-cell>
          <table:table-cell table:formula="of:=[.B16]+4"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table:formula="of:=([.B18]+[.$B$3])*[.C18]" office:value-type="float" office:value="284" calcext:value-type="float">
            <text:p>2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eamGCodeInpu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([.B19]+[.$B$3])*[.C19]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eWriteBuffer</text:p>
          </table:table-cell>
          <table:table-cell office:value-type="float" office:value="8200" calcext:value-type="float">
            <text:p>8200</text:p>
          </table:table-cell>
          <table:table-cell office:value-type="float" office:value="2" calcext:value-type="float">
            <text:p>2</text:p>
          </table:table-cell>
          <table:table-cell table:formula="of:=([.B20]+[.$B$3])*[.C20]" office:value-type="float" office:value="16416" calcext:value-type="float">
            <text:p>16416</text:p>
          </table:table-cell>
          <table:table-cell/>
          <table:table-cell office:value-type="string" calcext:value-type="string">
            <text:p>Two 8K buffers, intended to make file upload fast. But probably not making good use of them as the network task both fills the buffers and writes them.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otal of above</text:p>
          </table:table-cell>
          <table:table-cell table:number-columns-repeated="2"/>
          <table:table-cell table:formula="of:=SUM([.D11:.D21])" office:value-type="float" office:value="65380" calcext:value-type="float">
            <text:p>653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orted dynamic memory usage</text:p>
          </table:table-cell>
          <table:table-cell table:number-columns-repeated="2"/>
          <table:table-cell office:value-type="float" office:value="93828" calcext:value-type="float">
            <text:p>938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accounted</text:p>
          </table:table-cell>
          <table:table-cell table:number-columns-repeated="2"/>
          <table:table-cell table:formula="of:=[.D24]-[.D23]" office:value-type="float" office:value="28448" calcext:value-type="float">
            <text:p>2844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arge static item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in task stack</text:p>
          </table:table-cell>
          <table:table-cell table:number-columns-repeated="2"/>
          <table:table-cell table:formula="of:=1700*4" office:value-type="float" office:value="6800" calcext:value-type="float">
            <text:p>6800</text:p>
          </table:table-cell>
          <table:table-cell/>
          <table:table-cell office:value-type="string" calcext:value-type="string">
            <text:p>Buffer in FileInfoParser is responsible for a lot of th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ter task stack</text:p>
          </table:table-cell>
          <table:table-cell table:number-columns-repeated="2"/>
          <table:table-cell table:formula="of:=128*4" office:value-type="float" office:value="512" calcext:value-type="float">
            <text:p>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work task stack</text:p>
          </table:table-cell>
          <table:table-cell table:number-columns-repeated="2"/>
          <table:table-cell table:formula="of:=1000*4" office:value-type="float" office:value="4000" calcext:value-type="float">
            <text:p>4000</text:p>
          </table:table-cell>
          <table:table-cell/>
          <table:table-cell office:value-type="string" calcext:value-type="string">
            <text:p>Buffer in FileInfoParser is responsible for a lot of th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le task stack</text:p>
          </table:table-cell>
          <table:table-cell table:number-columns-repeated="2"/>
          <table:table-cell table:formula="of:=HEX2DEC(&quot;1e0&quot;)" office:value-type="float" office:value="480" calcext:value-type="float">
            <text:p>4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r task stack</text:p>
          </table:table-cell>
          <table:table-cell table:number-columns-repeated="2"/>
          <table:table-cell table:formula="of:=HEX2DEC(&quot;1e0&quot;)" office:value-type="float" office:value="480" calcext:value-type="float">
            <text:p>4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MC2660 driver states</text:p>
          </table:table-cell>
          <table:table-cell table:number-columns-repeated="2"/>
          <table:table-cell table:formula="of:=HEX2DEC(&quot;258&quot;)" office:value-type="float" office:value="600" calcext:value-type="float">
            <text:p>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rap object</text:p>
          </table:table-cell>
          <table:table-cell table:number-columns-repeated="2"/>
          <table:table-cell table:formula="of:=HEX2DEC(&quot;45c&quot;)" office:value-type="float" office:value="1116" calcext:value-type="float">
            <text:p>11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ial I/O buffers</text:p>
          </table:table-cell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table:formula="of:=[.B37]*[.C37]" office:value-type="float" office:value="2080" calcext:value-type="float">
            <text:p>20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O callback arrays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formula="of:=[.B38]*[.C38]" office:value-type="float" office:value="1280" calcext:value-type="float">
            <text:p>12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s_ul_page_buffer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di_cdc_rx_buf and tx_buf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table:formula="of:=[.B40]*[.C40]" office:value-type="float" office:value="1280" calcext:value-type="float">
            <text:p>12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ec callback table</text:p>
          </table:table-cell>
          <table:table-cell table:number-columns-repeated="2"/>
          <table:table-cell table:formula="of:=HEX2DEC(&quot;b8&quot;)"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Fi bufferIn</text:p>
          </table:table-cell>
          <table:table-cell table:number-columns-repeated="2"/>
          <table:table-cell table:formula="of:=HEX2DEC(&quot;80c&quot;)" office:value-type="float" office:value="2060" calcext:value-type="float">
            <text:p>20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Fi bufferOut</text:p>
          </table:table-cell>
          <table:table-cell table:number-columns-repeated="2"/>
          <table:table-cell table:formula="of:=HEX2DEC(&quot;80c&quot;)" office:value-type="float" office:value="2060" calcext:value-type="float">
            <text:p>20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b_impure</text:p>
          </table:table-cell>
          <table:table-cell table:number-columns-repeated="2"/>
          <table:table-cell table:formula="of:=HEX2DEC(&quot;428&quot;)" office:value-type="float" office:value="1064" calcext:value-type="float">
            <text:p>10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__global_locale</text:p>
          </table:table-cell>
          <table:table-cell table:number-columns-repeated="2"/>
          <table:table-cell table:formula="of:=HEX2DEC(&quot;16c&quot;)" office:value-type="float" office:value="364" calcext:value-type="float">
            <text:p>3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__malloc_av</text:p>
          </table:table-cell>
          <table:table-cell table:number-columns-repeated="2"/>
          <table:table-cell table:formula="of:=HEX2DEC(&quot;408&quot;)" office:value-type="float" office:value="1032" calcext:value-type="float">
            <text:p>10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hcpMessageBuffer</text:p>
          </table:table-cell>
          <table:table-cell table:number-columns-repeated="2"/>
          <table:table-cell table:formula="of:=HEX2DEC(&quot;224&quot;)" office:value-type="float" office:value="548" calcext:value-type="float">
            <text:p>54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of above</text:p>
          </table:table-cell>
          <table:table-cell table:number-columns-repeated="2"/>
          <table:table-cell table:formula="of:=SUM([.D29:.D48])" office:value-type="float" office:value="26452" calcext:value-type="float">
            <text:p>264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orted static memory usage</text:p>
          </table:table-cell>
          <table:table-cell table:number-columns-repeated="2"/>
          <table:table-cell office:value-type="float" office:value="29476" calcext:value-type="float">
            <text:p>294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accounted</text:p>
          </table:table-cell>
          <table:table-cell table:number-columns-repeated="2"/>
          <table:table-cell table:formula="of:=[.D50]-[.D49]" office:value-type="float" office:value="3024" calcext:value-type="float">
            <text:p>3024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1:03:33.791000000</meta:creation-date>
    <dc:date>2018-04-03T12:35:47.117000000</dc:date>
    <meta:editing-duration>PT1H21M55S</meta:editing-duration>
    <meta:editing-cycles>25</meta:editing-cycles>
    <meta:generator>LibreOffice/5.4.3.2$Windows_X86_64 LibreOffice_project/92a7159f7e4af62137622921e809f8546db437e5</meta:generator>
    <meta:document-statistic meta:table-count="1" meta:cell-count="123" meta:object-count="0"/>
  </office:meta>
</office:document-meta>
</file>